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Times New Roman" fo:font-size="12pt" style:font-size-asian="12pt" style:font-size-complex="12pt"/>
    </style:style>
    <style:style style:name="T3" style:parent-style-name="DefaultParagraphFont" style:family="text">
      <style:text-properties style:font-name="Times New Roman" fo:font-size="12pt" style:font-size-asian="12pt" style:font-size-complex="12pt"/>
    </style:style>
    <style:style style:name="T4" style:parent-style-name="DefaultParagraphFont" style:family="text">
      <style:text-properties style:font-name="Times New Roman" fo:font-size="12pt" style:font-size-asian="12pt" style:font-size-complex="12pt"/>
    </style:style>
    <style:style style:name="T5" style:parent-style-name="DefaultParagraphFont" style:family="text">
      <style:text-properties style:font-name="Times New Roman" fo:font-size="12pt" style:font-size-asian="12pt" style:font-size-complex="12pt"/>
    </style:style>
    <style:style style:name="T6" style:parent-style-name="DefaultParagraphFont" style:family="text">
      <style:text-properties style:font-name="Times New Roman" fo:font-size="12pt" style:font-size-asian="12pt" style:font-size-complex="12pt"/>
    </style:style>
    <style:style style:name="T7" style:parent-style-name="DefaultParagraphFont" style:family="text">
      <style:text-properties style:font-name="Times New Roman" fo:font-size="12pt" style:font-size-asian="12pt" style:font-size-complex="12pt"/>
    </style:style>
    <style:style style:name="T8" style:parent-style-name="DefaultParagraphFont" style:family="text">
      <style:text-properties style:font-name="Times New Roman" fo:font-size="12pt" style:font-size-asian="12pt" style:font-size-complex="12pt"/>
    </style:style>
    <style:style style:name="T9" style:parent-style-name="DefaultParagraphFont" style:family="text">
      <style:text-properties style:font-name="Times New Roman" fo:font-size="12pt" style:font-size-asian="12pt" style:font-size-complex="12pt"/>
    </style:style>
  </office:automatic-styles>
  <office:body>
    <office:text text:use-soft-page-breaks="true">
      <text:p text:style-name="P1"><text:span text:style-name="T2">The hardest thing that I had to deal with when do</text:span><text:span text:style-name="T3">ing</text:span><text:span text:style-name="T4"><text:s/>this project is that I have no experience with git or GitHub.</text:span><text:span text:style-name="T5"><text:s/>After having some help setting up the fork and learning the commit, push, pull system the next problem that I had was that I had a hard time merging the two files. At first, I ran into an error that even though I had renamed the different file to the new name it would not let me commit the files. I spent all a whole night trying to figure out how to solve the problem without having to edit the code. My friend advised me that I can just throw in a comment to force a commit, and thereby force a merge. Once I committed and pushed the file, I then had to merge it. I looked up some of the gittortoise references and they were a bit too dense for me at first so I looked up some other online instructions and would read them and try to relate it back to the gittortoise page and then<text:s/></text:span><text:span text:style-name="T6">I would<text:s/></text:span><text:span text:style-name="T7">fix these changes in my merge file.</text:span><text:span text:style-name="T8"><text:s/>Something I would tell others is that I wouldn’t be afraid to look up extra tutorials that are dumbed down to wrap your head around it, as long as you come back to the reference and relate the simple words to the references because it will build your vocabulary and will make it easier to read these references in the future.<text:s/></text:span><text:span text:style-name="T9">I did find it exciting to learn about how to use the base functions of GitHub and am looking forward to learning how to use more of its functions and getting better at using it overall. Something I would like to learn how to take advantage of is that you are able to make changes and do merges to your GitHub files right in your Visual Studio editor. I would think that this would be advantageous because it would remove another step and I could resolve my merged files in the IDE, and I could then push and pull from IDE as well would again remove steps and therefore make me a more efficient cod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yan Beck</meta:initial-creator>
    <dc:creator>Ryan Beck</dc:creator>
    <meta:creation-date>2019-09-06T17:53:00Z</meta:creation-date>
    <dc:date>2019-09-06T18:45:00Z</dc:date>
    <meta:template xlink:href="Normal.dotm" xlink:type="simple"/>
    <meta:editing-cycles>4</meta:editing-cycles>
    <meta:editing-duration>PT3060S</meta:editing-duration>
    <meta:document-statistic meta:page-count="1" meta:paragraph-count="3" meta:word-count="279" meta:character-count="1868" meta:row-count="13" meta:non-whitespace-character-count="1592"/>
  </office:meta>
</office:document-meta>
</file>